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left" style:justify-single-word="false" fo:text-indent="0cm" style:auto-text-indent="false" style:page-number="auto"/>
      <style:text-properties fo:color="#000000" loext:opacity="100%" style:font-name="Courier" fo:font-size="5.5pt" fo:font-weight="bold" style:font-name-asian="Courier" style:font-size-asian="5.5pt" style:font-weight-asian="bold" style:font-name-complex="Courier" style:font-size-complex="5.5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left" style:justify-single-word="false" fo:text-indent="0cm" style:auto-text-indent="false"/>
      <style:text-properties fo:color="#000000" loext:opacity="100%" style:font-name="Courier" fo:font-size="5.5pt" fo:font-weight="bold" style:font-name-asian="Courier" style:font-size-asian="5.5pt" style:font-weight-asian="bold" style:font-name-complex="Courier" style:font-size-complex="5.5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left" style:justify-single-word="false" fo:text-indent="0cm" style:auto-text-indent="false"/>
      <style:text-properties fo:font-size="5.5pt" fo:font-weight="bold" style:font-size-asian="5.5pt" style:font-weight-asian="bold" style:font-size-complex="5.5pt" style:font-weight-complex="bold"/>
    </style:style>
    <style:style style:name="T1" style:family="text">
      <style:text-properties fo:color="#000000" loext:opacity="100%" style:font-name="Courier" style:font-name-asian="Courier" style:font-name-complex="Courie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cal moneys = 0 </text:p>
      <text:p text:style-name="P2">local the_given_index </text:p>
      <text:p text:style-name="P2">local theMoneyYouHave = {} </text:p>
      <text:p text:style-name="P2">local materialValueList = require("material_values") </text:p>
      <text:p text:style-name="P3"><text:span text:style-name="T1"/></text:p>
      <text:p text:style-name="P2">--NEW METHOD!!!! BUILD FOR get_contents (usable for EVERY Inventory, i thunk) </text:p>
      <text:p text:style-name="P3"><text:span text:style-name="T1"/></text:p>
      <text:p text:style-name="P2">function show_me_inv(tableIn) </text:p>
      <text:p text:style-name="P2"><text:tab/>local running_player = game.get_player(tableIn.player_index) </text:p>
      <text:p text:style-name="P3"><text:span text:style-name="T1"/></text:p>
      <text:p text:style-name="P2"><text:tab/>local inventory = running_player.character.get_main_inventory() </text:p>
      <text:p text:style-name="P3"><text:span text:style-name="T1"/></text:p>
      <text:p text:style-name="P2"><text:tab/>game.print(#inventory.get_contents()) </text:p>
      <text:p text:style-name="P2">end </text:p>
      <text:p text:style-name="P3"><text:span text:style-name="T1"/></text:p>
      <text:p text:style-name="P2">function how_much_moneys(tableIn) --Event pass a table into the function </text:p>
      <text:p text:style-name="P3"><text:span text:style-name="T1"/></text:p>
      <text:p text:style-name="P2"><text:tab/>game.tick_paused = true </text:p>
      <text:p text:style-name="P3"><text:span text:style-name="T1"/></text:p>
      <text:p text:style-name="P2"><text:tab/>local colour = {r=1, g=0, b=0, a=1} </text:p>
      <text:p text:style-name="P3"><text:span text:style-name="T1"/></text:p>
      <text:p text:style-name="P2"><text:s text:c="3"/>local inventory = running_player.character.get_main_inventory() -- get_inventory() can be used too </text:p>
      <text:p text:style-name="P2"><text:tab/>the_given_index = 1 </text:p>
      <text:p text:style-name="P2"><text:tab/>get_item_stack(inventory) </text:p>
      <text:p text:style-name="P3"><text:span text:style-name="T1"/></text:p>
      <text:p text:style-name="P2"><text:tab/>game.print("blarg") </text:p>
      <text:p text:style-name="P2"><text:tab/>game.tick_paused = false </text:p>
      <text:p text:style-name="P2"><text:tab/>game.print("blorgenheim") </text:p>
      <text:p text:style-name="P2"><text:tab/>--game.print("You have: " .. moneys .. " " .. running_player.name, colour) </text:p>
      <text:p text:style-name="P3"><text:span text:style-name="T1"/></text:p>
      <text:p text:style-name="P2">end </text:p>
      <text:p text:style-name="P3"><text:span text:style-name="T1"/></text:p>
      <text:p text:style-name="P2">function get_item_stack(inventory) </text:p>
      <text:p text:style-name="P2"><text:tab/>while the_given_index &lt;= max_inventory do </text:p>
      <text:p text:style-name="P2"><text:tab/><text:tab/>if inventory[the_given_index].valid_for_read then </text:p>
      <text:p text:style-name="P2"><text:tab/><text:tab/>value_returner(inventory) </text:p>
      <text:p text:style-name="P2"><text:tab/><text:tab/>--get_item_stack() </text:p>
      <text:p text:style-name="P2"><text:tab/><text:tab/>end </text:p>
      <text:p text:style-name="P2"><text:tab/><text:tab/>the_given_index = the_given_index + 1 </text:p>
      <text:p text:style-name="P2"><text:tab/>end </text:p>
      <text:p text:style-name="P2"><text:tab/>game.print("bleh") </text:p>
      <text:p text:style-name="P3"><text:span text:style-name="T1"/></text:p>
      <text:p text:style-name="P2">end </text:p>
      <text:p text:style-name="P3"><text:span text:style-name="T1"/></text:p>
      <text:p text:style-name="P2">function value_returner(inventory) </text:p>
      <text:p text:style-name="P2"><text:tab/><text:tab/>game.print(inventory.get_contents()[the_given_index], colour) </text:p>
      <text:p text:style-name="P2"><text:tab/><text:tab/>game.print(inventory[the_given_index].count, colour) </text:p>
      <text:p text:style-name="P2"><text:tab/><text:tab/>game.print(materialValueList[inventory[the_given_index].name] * inventory[the_given_index].count .. "$") </text:p>
      <text:p text:style-name="P2"><text:tab/>-- inventory.get_item_count(item) </text:p>
      <text:p text:style-name="P2">end </text:p>
      <text:p text:style-name="P3"><text:span text:style-name="T1"/></text:p>
      <text:p text:style-name="P2">function gimme_index(tableIn) </text:p>
      <text:p text:style-name="P2"><text:tab/> </text:p>
      <text:p text:style-name="P2"><text:tab/>local running_player = game.get_player(tableIn.player_index) </text:p>
      <text:p text:style-name="P3"><text:span text:style-name="T1"/></text:p>
      <text:p text:style-name="P2"><text:tab/>local inventory = running_player.character.get_main_inventory() </text:p>
      <text:p text:style-name="P3"><text:span text:style-name="T1"/></text:p>
      <text:p text:style-name="P2"><text:tab/>local inhalt = inventory.get_contents() </text:p>
      <text:p text:style-name="P3"><text:span text:style-name="T1"/></text:p>
      <text:p text:style-name="P2"><text:tab/>local inhaltslaenge = #inhalt </text:p>
      <text:p text:style-name="P3"><text:span text:style-name="T1"/></text:p>
      <text:p text:style-name="P2"><text:tab/>local the_current_index = tonumber(tableIn.parameter) </text:p>
      <text:p text:style-name="P3"><text:span text:style-name="T1"/></text:p>
      <text:p text:style-name="P2"><text:tab/>game.print(the_current_index) </text:p>
      <text:p text:style-name="P3"><text:span text:style-name="T1"/></text:p>
      <text:p text:style-name="P2"><text:tab/>game.print(inhaltslaenge) </text:p>
      <text:p text:style-name="P3"><text:span text:style-name="T1"/></text:p>
      <text:p text:style-name="P2"><text:tab/>if the_current_index &lt;= inhaltslaenge and the_current_index &gt; 0 then </text:p>
      <text:p text:style-name="P3"><text:span text:style-name="T1"/></text:p>
      <text:p text:style-name="P2"><text:tab/><text:tab/>game.print("Der Index ist: " .. inhalt[the_current_index].name) </text:p>
      <text:p text:style-name="P3"><text:span text:style-name="T1"/></text:p>
      <text:p text:style-name="P2"><text:tab/>elseif the_current_index &gt; inhaltslaenge then </text:p>
      <text:p text:style-name="P3"><text:span text:style-name="T1"/></text:p>
      <text:p text:style-name="P2"><text:tab/><text:tab/>game.print("Index zu hoch") </text:p>
      <text:p text:style-name="P3"><text:span text:style-name="T1"/></text:p>
      <text:p text:style-name="P2"><text:tab/>elseif the_current_index &lt; 1 then </text:p>
      <text:p text:style-name="P3"><text:span text:style-name="T1"/></text:p>
      <text:p text:style-name="P2"><text:tab/><text:tab/>game.print("Index zu niedrig") </text:p>
      <text:p text:style-name="P3"><text:span text:style-name="T1"/></text:p>
      <text:p text:style-name="P2"><text:tab/>else </text:p>
      <text:p text:style-name="P3"><text:span text:style-name="T1"/></text:p>
      <text:p text:style-name="P2"><text:tab/><text:tab/>game.print("Irgendwas anderes ist schiefgegangen, idek wie du das geschafft hast") </text:p>
      <text:p text:style-name="P3"><text:span text:style-name="T1"/></text:p>
      <text:p text:style-name="P2"><text:tab/>end </text:p>
      <text:p text:style-name="P3"><text:span text:style-name="T1"/></text:p>
      <text:p text:style-name="P2">end </text:p>
      <text:p text:style-name="P3"><text:span text:style-name="T1"/></text:p>
      <text:p text:style-name="P2">function gimmer_index(tableIn) </text:p>
      <text:p text:style-name="P2"><text:tab/> </text:p>
      <text:p text:style-name="P2"><text:tab/>local running_player = game.get_player(tableIn.player_index) </text:p>
      <text:p text:style-name="P3"><text:span text:style-name="T1"/></text:p>
      <text:p text:style-name="P2"><text:tab/>local inventory = running_player.character.get_main_inventory() </text:p>
      <text:p text:style-name="P3"><text:span text:style-name="T1"/></text:p>
      <text:p text:style-name="P2"><text:tab/>local inhalt = inventory.get_contents() </text:p>
      <text:p text:style-name="P3"><text:span text:style-name="T1"/></text:p>
      <text:p text:style-name="P2"><text:tab/>if tableIn.parameter ~= nil then </text:p>
      <text:p text:style-name="P3"><text:span text:style-name="T1"/></text:p>
      <text:p text:style-name="P2"><text:tab/><text:tab/>local our_command_parameter = tonumber(tableIn.parameter) </text:p>
      <text:p text:style-name="P3"><text:span text:style-name="T1"/></text:p>
      <text:p text:style-name="P2"><text:tab/><text:tab/>game.print(our_command_parameter) </text:p>
      <text:p text:style-name="P2"><text:tab/><text:tab/>game.print(#inhalt) </text:p>
      <text:p text:style-name="P3"><text:span text:style-name="T1"/></text:p>
      <text:p text:style-name="P2"><text:tab/><text:tab/>if our_command_parameter &lt;= #inventory.get_contents() and our_command_parameter &gt; 0 then </text:p>
      <text:p text:style-name="P2"><text:soft-page-break/><text:tab/><text:tab/><text:tab/>game.print("Der Index ist: " .. inventory.get_contents()[our_command_parameter].name) </text:p>
      <text:p text:style-name="P2"><text:tab/><text:tab/>elseif our_command_parameter &gt; #inventory.get_contents() then </text:p>
      <text:p text:style-name="P2"><text:tab/><text:tab/><text:tab/>game.print("Index zu hoch") </text:p>
      <text:p text:style-name="P2"><text:tab/><text:tab/>elseif our_command_parameter &lt; 1 then </text:p>
      <text:p text:style-name="P2"><text:tab/><text:tab/><text:tab/>game.print("Index zu niedrig") </text:p>
      <text:p text:style-name="P2"><text:tab/><text:tab/>else </text:p>
      <text:p text:style-name="P2"><text:tab/><text:tab/><text:tab/>game.print("Irgendwas anderes ist schiefgegangen, idek wie du das geschafft hast") </text:p>
      <text:p text:style-name="P2"><text:tab/><text:tab/>end </text:p>
      <text:p text:style-name="P3"><text:span text:style-name="T1"/></text:p>
      <text:p text:style-name="P2"><text:tab/>end </text:p>
      <text:p text:style-name="P2">end </text:p>
      <text:p text:style-name="P3"><text:span text:style-name="T1"/></text:p>
      <text:p text:style-name="P2">--function def_inf_char(tableIn) </text:p>
      <text:p text:style-name="P2">-- </text:p>
      <text:p text:style-name="P2">--<text:tab/>local player = game.get_player(tableIn.player_index) </text:p>
      <text:p text:style-name="P2">-- </text:p>
      <text:p text:style-name="P2">--<text:tab/>local playerinv = player.get_main_inventory(tableIn.player_index) </text:p>
      <text:p text:style-name="P2">-- </text:p>
      <text:p text:style-name="P2">--<text:tab/>local itemse = playerinv.get_item_count() </text:p>
      <text:p text:style-name="P2">-- </text:p>
      <text:p text:style-name="P2">--<text:tab/>game.print(type(itemse)) </text:p>
      <text:p text:style-name="P2">--end </text:p>
      <text:p text:style-name="P2">--commands.add_command("what_inf", "What is get_main_inventory?", def_inf_char) </text:p>
      <text:p text:style-name="P2">commands.add_command("how_rich", "Show how much Money u have", how_much_moneys) </text:p>
      <text:p text:style-name="P2">commands.add_command("how_me", "Show how much Money u have", how_much_moneys_am_i) </text:p>
      <text:p text:style-name="P2">commands.add_command("valuer", "No use", value_returner) </text:p>
      <text:p text:style-name="P2">commands.add_command("me_inv", "uuuh, idk", show_me_inv) </text:p>
      <text:p text:style-name="P2">commands.add_command("gee", "five me my index of parameter", gimme_index) </text:p>
      <text:p text:style-name="P2">commands.add_command("ge", "gives me my index of parameter", gimmer_index) </text:p>
      <text:p text:style-name="P2">commands.add_command("g", "sa", function () </text:p>
      <text:p text:style-name="P2"><text:tab/>game.print(#materialValueList[1]) </text:p>
      <text:p text:style-name="P2">end) </text:p>
      <text:p text:style-name="P3"><text:span text:style-name="T1"/></text:p>
      <text:p text:style-name="P2">-- Remember file:///D:/Mods/Factorio/files/classes/LuaPlayer.html and file:///D:/Mods/Factorio/files/classes/LuaControl.html#get_inventory </text:p>
      <text:p text:style-name="P3"><text:span text:style-name="T1"/></text:p>
      <text:p text:style-name="P3"><text:span text:style-name="T1"/></text:p>
      <text:p text:style-name="P2">--[===[ </text:p>
      <text:p text:style-name="P2">..............=*+...................*#-................*#=..................................%%*............. </text:p>
      <text:p text:style-name="P2">.=@@......@@+.#@@...................@@*........@@@.....@@#.............................:@@..@@%............. </text:p>
      <text:p text:style-name="P2">.-@@.....@@@@=#@@#@@.=@@.@@%.@@+@@+.@@*#@@.....@@@.....@@#@@%.-@@*@@.+@@.@@*.@@@@:.....@@@@.@@#@@@..@@@@:... </text:p>
      <text:p text:style-name="P2">.=@@:.....@@+.#@@-@@==@@.@@#.@@=@@@.@@@@@......@@@.....@@%*@@.@@%-@@..@@-@@.@@@@@@.....:@@..@@%+@@.@@@@@@... </text:p>
      <text:p text:style-name="P2">.=@@:.....@@*.#@@.@@+:@@@@@-.@@-%@@.@@*@@@.....@@@.....@@%=@@.@@@@@@..:@@@:.%@@@@%.....:@@..@@%=@@.#@@@@%... </text:p>
      <text:p text:style-name="P2">............................................................................................................ </text:p>
      <text:p text:style-name="P2">............................................................................................................ </text:p>
      <text:p text:style-name="P2">............................................................................................................ </text:p>
      <text:p text:style-name="P2">...................+@@@@@=........@@@...............:@@:.................................................... </text:p>
      <text:p text:style-name="P2">...................+@@.@@@..=::==.===.==-.=.......:-:@@:.:+.++:.++-.=..=:...+.++:...+-...................... </text:p>
      <text:p text:style-name="P2">...................+@@@@@+.@@%@@@.@@@.@@@@@@.....@@@%@@-%@@=@@*.@@@@@@@@@=#@@=@@-:@@:@@=.................... </text:p>
      <text:p text:style-name="P2">...................=@@-@@@.@@*%@@.@@@.@@@-@@.....@@@=@@-%@@-@@*.@@%*@@.@@=%@@+@@-+@@:%%=.................... </text:p>
      <text:p text:style-name="P2">...................=@@@@+...##*%%.%%%.#%#:%%......*#:%%:.=#:##=.##*=##:##-.:#.@@-..=#=...................... </text:p>
      <text:p text:style-name="P2">....................................................::.....................@@@@%............................ </text:p>
      <text:p text:style-name="P2">..................................................::--:..................................................... </text:p>
      <text:p text:style-name="P2">.........................................:::::-----=====---:::.............................................. </text:p>
      <text:p text:style-name="P2">................................::::----=======================----:::...................................... </text:p>
      <text:p text:style-name="P2">...........................:::--======================================----:::............................... </text:p>
      <text:p text:style-name="P2">........................:---==============================================------:........................... </text:p>
      <text:p text:style-name="P2">......................::--=====+====================================+=======-------::....................... </text:p>
      <text:p text:style-name="P2">.............::::-------======================================================----------:::::............... </text:p>
      <text:p text:style-name="P2">.....:--===+++++++==============================================================---=========---::........... </text:p>
      <text:p text:style-name="P2">...:--==+++++++++===============================================================-=============---:::........ </text:p>
      <text:p text:style-name="P2">..--===+++++++++=================================================================================---:....... </text:p>
      <text:p text:style-name="P2">.--=+++++******++============================---===========-----=========================++++*****+=-::..... </text:p>
      <text:p text:style-name="P2">--===+++++*******===--====================-::::--=========--:::::-======================+*****+++====--:.... </text:p>
      <text:p text:style-name="P2">-===+++++******+===--====================--::::--=======--:::::::---====================+****+++====---:.... </text:p>
      <text:p text:style-name="P2">-==++++*******++======================--::::::--======--::::::.::::::--==================++++*******+==-:... </text:p>
      <text:p text:style-name="P2">-=======+++++****+==============+++=+++*++===========--:::::-==++++++++++++==========+++*+++++++++++*++--... </text:p>
      <text:p text:style-name="P2">..::--====+++***+============++**+=-::=+++========--::.....:-++*+=::-+***+++========+******++++======--:.... </text:p>
      <text:p text:style-name="P2">...:--==++++****++============++***+++***+=-----:::........:-+*#+===+***++====+++++*++++++++++++++===--::... </text:p>
      <text:p text:style-name="P2">.....:-===++++++++**##*+==--:::-+******++=-:...............:=+*******#*+=--==++*****++++++====+++***++=-:... </text:p>
      <text:p text:style-name="P2">..........:---=+++*****+====--:::-==++==-::.................:-=++***++----====-.....:-=+++************==:... </text:p>
      <text:p text:style-name="P2">..................:::--:--====--::::::.........................::::::::---=---.............................. </text:p>
      <text:p text:style-name="P2">..........................:::-=====-::::.......:::::::::::...:::::::::-:::---:.............................. </text:p>
      <text:p text:style-name="P2">............................::-==+++++==--::::::::::::::::::::----===-::::--:............................... </text:p>
      <text:p text:style-name="P2">....................-=====--::..::-+*####*******+++++++++++****#****+=---==+===-:........................... </text:p>
      <text:p text:style-name="P2">............:=++*********+++=-::.::-=+*++++++++*****************+-:::::-=+************++==-:................ </text:p>
      <text:p text:style-name="P2">...........--=+++***********+==--=++********++++++++++**********+==----=+*******++++++==-:.................. </text:p>
      <text:p text:style-name="P2">............:-=+********++=-:-=++************++====+=+****************#*************+=--.................... </text:p>
      <text:p text:style-name="P2">.............:=++++=:......:-+**************++++++++++*******************+-:....:---=--..................... </text:p>
      <text:p text:style-name="P2">..........................:-+****************+**+************************+=-................................ </text:p>
      <text:p text:style-name="P2">..........................-=+******************++++*+********************++=:............................... </text:p>
      <text:p text:style-name="P2">.........................:=+**********+**********++**********************++=-............................... </text:p>
      <text:p text:style-name="P2">.........................-=+++++++**********++++++++++***************+++++==-............................... </text:p>
      <text:p text:style-name="P2">......................-==+***++++++*********+++++++++*****+++++++++++***+-:................................. </text:p>
      <text:p text:style-name="P2">...................========++*#######**+++++++++++++++*****#**+========++-.................................. </text:p>
      <text:p text:style-name="P2">.................:-==========++*##%%#*................+*****+=============-................................. </text:p>
      <text:p text:style-name="P2">.................:===========+++*##*+...................:-=++==============:..........::::...::::::::::::..: </text:p>
      <text:p text:style-name="P2">...................-=========+++***-.......................-===========+===-...............................: </text:p>
      <text:p text:style-name="P2">=..............=......--===*=+++++..........................:--==========--:...............................: </text:p>
      <text:p text:style-name="P2">-:=-:=.:-:=.-=:=......-.-::=:-.=..........................:.:..::::---:::::..:::.:....:....................: </text:p>
      <text:p text:style-name="P2">--]===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4-12T19:13:59.875596600</dc:date>
    <meta:editing-duration>PT26S</meta:editing-duration>
    <meta:editing-cycles>1</meta:editing-cycles>
    <meta:document-statistic meta:table-count="0" meta:image-count="0" meta:object-count="0" meta:page-count="2" meta:paragraph-count="151" meta:word-count="475" meta:character-count="9586" meta:non-whitespace-character-count="9101"/>
  </office:meta>
</office:document-meta>
</file>